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088cm" fo:min-width="3.23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ID doc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1.568cm" svg:y="5.0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381cm" svg:y="14.052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381cm" svg:y="12.55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38cm" svg:y="11.05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381cm" svg:y="9.55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38cm" svg:y="8.05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line draw:style-name="gr5" draw:text-style-name="P6" draw:layer="layout" svg:x1="5.877cm" svg:y1="14.426cm" svg:x2="7.376cm" svg:y2="15.925cm">
          <text:p/>
        </draw:line>
        <draw:line draw:style-name="gr5" draw:text-style-name="P6" draw:layer="layout" svg:x1="7.376cm" svg:y1="15.925cm" svg:x2="8.875cm" svg:y2="12.927cm">
          <text:p/>
        </draw:line>
        <draw:line draw:style-name="gr6" draw:text-style-name="P6" draw:layer="layout" svg:x1="5.877cm" svg:y1="14.426cm" svg:x2="7.376cm" svg:y2="15.925cm">
          <text:p/>
        </draw:line>
        <draw:line draw:style-name="gr6" draw:text-style-name="P6" draw:layer="layout" svg:x1="7.376cm" svg:y1="15.925cm" svg:x2="8.875cm" svg:y2="12.927cm">
          <text:p/>
        </draw:line>
        <draw:frame draw:style-name="gr7" draw:text-style-name="P8" draw:layer="layout" svg:width="5.5cm" svg:height="2.453cm" svg:x="2.95cm" svg:y="5.994cm">
          <draw:text-box>
            <text:p text:style-name="P7"><text:span text:style-name="T2">documents </text:span></text:p>
          </draw:text-box>
        </draw:frame>
        <draw:custom-shape draw:style-name="gr8" draw:text-style-name="P10" draw:layer="layout" svg:width="3.765cm" svg:height="3.373cm" svg:x="1.924cm" svg:y="12.206cm">
          <text:p text:style-name="P9"><text:span text:style-name="T3">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3H23M44S</meta:editing-duration>
    <meta:editing-cycles>11</meta:editing-cycles>
    <meta:generator>LibreOffice/25.2.7.2$Windows_X86_64 LibreOffice_project/5cbfd1ab6520636bb5f7b99185aa69bd7456825d</meta:generator>
    <dc:date>2026-01-06T14:39:54.181823300</dc:date>
    <meta:document-statistic meta:object-count="14"/>
  </office:meta>
</office:document-meta>
</file>